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CustomJXPathBinding( CommonAttributes commonAtts , String widgetId , String xpath , AbstractCustomBinding wrappe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getWrappe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